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979in" fo:margin-left="-0.0785in" fo:margin-top="0in" fo:margin-bottom="0in" table:align="left"/>
    </style:style>
    <style:style style:name="Table1.A" style:family="table-column">
      <style:table-column-properties style:column-width="0.7389in"/>
    </style:style>
    <style:style style:name="Table1.B" style:family="table-column">
      <style:table-column-properties style:column-width="0.9688in"/>
    </style:style>
    <style:style style:name="Table1.C" style:family="table-column">
      <style:table-column-properties style:column-width="1.6979in"/>
    </style:style>
    <style:style style:name="Table1.D" style:family="table-column">
      <style:table-column-properties style:column-width="3.2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D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979in" fo:margin-left="-0.0785in" fo:margin-top="0in" fo:margin-bottom="0in" table:align="left"/>
    </style:style>
    <style:style style:name="Table2.A" style:family="table-column">
      <style:table-column-properties style:column-width="1.8118in"/>
    </style:style>
    <style:style style:name="Table2.B" style:family="table-column">
      <style:table-column-properties style:column-width="4.886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fo:padding-left="0.0785in" fo:padding-right="0.075in" fo:padding-top="0in" fo:padding-bottom="0in" fo:border="0.5pt solid #000000"/>
    </style:style>
    <style:style style:name="Table2.5" style:family="table-row">
      <style:table-row-properties style:min-row-height="0.2681in" fo:keep-together="auto"/>
    </style:style>
    <style:style style:name="Table2.A5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Table2.B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6917in" fo:margin-left="-0.0785in" fo:margin-top="0in" fo:margin-bottom="0in" table:align="left"/>
    </style:style>
    <style:style style:name="Table3.A" style:family="table-column">
      <style:table-column-properties style:column-width="1.0611in"/>
    </style:style>
    <style:style style:name="Table3.B" style:family="table-column">
      <style:table-column-properties style:column-width="5.630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1" style:family="table-cell">
      <style:table-cell-properties fo:padding-left="0.0785in" fo:padding-right="0.075in" fo:padding-top="0in" fo:padding-bottom="0in" fo:border="0.5pt solid #000000"/>
    </style:style>
    <style:style style:name="Table8" style:family="table">
      <style:table-properties style:width="6.9375in" fo:margin-left="-0.0785in" fo:margin-top="0in" fo:margin-bottom="0in" table:align="left"/>
    </style:style>
    <style:style style:name="Table8.A" style:family="table-column">
      <style:table-column-properties style:column-width="0.5618in"/>
    </style:style>
    <style:style style:name="Table8.B" style:family="table-column">
      <style:table-column-properties style:column-width="5.1889in"/>
    </style:style>
    <style:style style:name="Table8.C" style:family="table-column">
      <style:table-column-properties style:column-width="1.186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8.C1" style:family="table-cell">
      <style:table-cell-properties fo:padding-left="0.0785in" fo:padding-right="0.075in" fo:padding-top="0in" fo:padding-bottom="0in" fo:border="0.5pt solid #000000"/>
    </style:style>
    <style:style style:name="Table8.A3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Table8.C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9375in" fo:margin-left="-0.0785in" fo:margin-top="0in" fo:margin-bottom="0in" table:align="left"/>
    </style:style>
    <style:style style:name="Table4.A" style:family="table-column">
      <style:table-column-properties style:column-width="0.5618in"/>
    </style:style>
    <style:style style:name="Table4.B" style:family="table-column">
      <style:table-column-properties style:column-width="5.1889in"/>
    </style:style>
    <style:style style:name="Table4.C" style:family="table-column">
      <style:table-column-properties style:column-width="1.186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C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9375in" fo:margin-left="-0.0785in" fo:margin-top="0in" fo:margin-bottom="0in" table:align="left"/>
    </style:style>
    <style:style style:name="Table5.A" style:family="table-column">
      <style:table-column-properties style:column-width="0.5618in"/>
    </style:style>
    <style:style style:name="Table5.B" style:family="table-column">
      <style:table-column-properties style:column-width="5.1889in"/>
    </style:style>
    <style:style style:name="Table5.C" style:family="table-column">
      <style:table-column-properties style:column-width="1.186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C1" style:family="table-cell">
      <style:table-cell-properties fo:padding-left="0.0785in" fo:padding-right="0.075in" fo:padding-top="0in" fo:padding-bottom="0in" fo:border="0.5pt solid #000000"/>
    </style:style>
    <style:style style:name="Table7" style:family="table">
      <style:table-properties style:width="6.9375in" fo:margin-left="-0.0785in" fo:margin-top="0in" fo:margin-bottom="0in" table:align="left"/>
    </style:style>
    <style:style style:name="Table7.A" style:family="table-column">
      <style:table-column-properties style:column-width="0.5618in"/>
    </style:style>
    <style:style style:name="Table7.B" style:family="table-column">
      <style:table-column-properties style:column-width="5.1889in"/>
    </style:style>
    <style:style style:name="Table7.C" style:family="table-column">
      <style:table-column-properties style:column-width="1.186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7.C1" style:family="table-cell">
      <style:table-cell-properties fo:padding-left="0.0785in" fo:padding-right="0.075in" fo:padding-top="0in" fo:padding-bottom="0in" fo:border="0.5pt solid #000000"/>
    </style:style>
    <style:style style:name="Table7.A4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Table7.C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07e79f"/>
    </style:style>
    <style:style style:name="P3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0d76df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7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8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9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8pt" fo:font-style="normal" style:text-underline-style="none" fo:font-weight="normal" style:font-name-asian="Liberation Serif1" style:font-size-asian="8pt" style:font-style-asian="normal" style:font-weight-asian="normal" style:font-name-complex="Liberation Serif1" style:font-size-complex="8pt"/>
    </style:style>
    <style:style style:name="P10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8pt" fo:font-style="normal" style:text-underline-style="none" fo:font-weight="bold" style:font-name-asian="Liberation Serif1" style:font-size-asian="8pt" style:font-style-asian="normal" style:font-weight-asian="bold" style:font-name-complex="Liberation Serif1" style:font-size-complex="8pt"/>
    </style:style>
    <style:style style:name="P11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officeooo:rsid="0023840f" officeooo:paragraph-rsid="0023840f"/>
    </style:style>
    <style:style style:name="P12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3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0d76df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0e0f74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6c9b7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0d76df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0ea174" officeooo:paragraph-rsid="000ea174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3c104" officeooo:paragraph-rsid="0043c104" style:font-name-asian="Liberation Serif1" style:font-size-asian="12pt" style:font-style-asian="normal" style:font-weight-asian="normal" style:font-name-complex="Liberation Serif1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4968f" officeooo:paragraph-rsid="0044968f" style:font-name-asian="Liberation Serif1" style:font-size-asian="12pt" style:font-style-asian="normal" style:font-weight-asian="normal" style:font-name-complex="Liberation Serif1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624ce" officeooo:paragraph-rsid="004624ce" style:font-name-asian="Liberation Serif1" style:font-size-asian="12pt" style:font-style-asian="normal" style:font-weight-asian="normal" style:font-name-complex="Liberation Serif1" style:font-size-complex="12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0d76df" style:font-name-asian="Liberation Serif1" style:font-size-asian="12pt" style:font-style-asian="normal" style:font-weight-asian="bold" style:font-name-complex="Liberation Serif1" style:font-size-complex="12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0d76df" style:font-name-asian="Liberation Serif1" style:font-size-asian="12pt" style:font-style-asian="normal" style:font-weight-asian="bold" style:font-name-complex="Liberation Serif1" style:font-size-complex="12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8pt" fo:font-style="normal" style:text-underline-style="none" fo:font-weight="bold" style:font-name-asian="Liberation Serif1" style:font-size-asian="8pt" style:font-style-asian="normal" style:font-weight-asian="bold" style:font-name-complex="Liberation Serif1" style:font-size-complex="8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0d76df" officeooo:paragraph-rsid="000d76df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0e0f74" officeooo:paragraph-rsid="000e0f74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23840f" officeooo:paragraph-rsid="0023840f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26c9b7" officeooo:paragraph-rsid="0026c9b7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2a1c94" officeooo:paragraph-rsid="002a1c94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2b16af" officeooo:paragraph-rsid="002b16af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2bc2ba" officeooo:paragraph-rsid="002bc2ba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36f53b" officeooo:paragraph-rsid="0036f53b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3790e2" officeooo:paragraph-rsid="003790e2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43c104" officeooo:paragraph-rsid="0043c104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47f37d" officeooo:paragraph-rsid="0047f37d"/>
    </style:style>
    <style:style style:name="P40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6957in" style:type="right"/>
        </style:tab-stops>
      </style:paragraph-properties>
    </style:style>
    <style:style style:name="P41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6957in" style:type="right"/>
        </style:tab-stops>
      </style:paragraph-properties>
    </style:style>
    <style:style style:name="P4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57in" style:type="right"/>
        </style:tab-stops>
      </style:paragraph-properties>
    </style:style>
    <style:style style:name="P43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44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6957in" style:type="right"/>
        </style:tab-stops>
      </style:paragraph-properties>
    </style:style>
    <style:style style:name="P45" style:family="paragraph" style:parent-style-name="Standard">
      <style:paragraph-properties fo:margin-top="0in" fo:margin-bottom="0.0972in" loext:contextual-spacing="false" fo:line-height="120%"/>
    </style:style>
    <style:style style:name="P46" style:family="paragraph" style:parent-style-name="Standard">
      <style:paragraph-properties fo:margin-top="0in" fo:margin-bottom="0.0972in" loext:contextual-spacing="false" fo:line-height="120%"/>
      <style:text-properties officeooo:paragraph-rsid="000fada2"/>
    </style:style>
    <style:style style:name="P47" style:family="paragraph" style:parent-style-name="Standard">
      <style:paragraph-properties fo:margin-top="0in" fo:margin-bottom="0.0972in" loext:contextual-spacing="false" fo:line-height="120%"/>
      <style:text-properties officeooo:rsid="000cbca3" officeooo:paragraph-rsid="000cbca3"/>
    </style:style>
    <style:style style:name="P48" style:family="paragraph" style:parent-style-name="Standard">
      <style:paragraph-properties fo:margin-top="0in" fo:margin-bottom="0.0972in" loext:contextual-spacing="false" fo:line-height="120%" fo:text-align="start" style:justify-single-word="false"/>
      <style:text-properties officeooo:rsid="000cbca3" officeooo:paragraph-rsid="000cbca3"/>
    </style:style>
    <style:style style:name="P49" style:family="paragraph" style:parent-style-name="Standard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paragraph-rsid="000cbca3"/>
    </style:style>
    <style:style style:name="P50" style:family="paragraph" style:parent-style-name="Subtitle">
      <style:paragraph-properties fo:text-align="start" style:justify-single-word="false"/>
    </style:style>
    <style:style style:name="P51" style:family="paragraph" style:parent-style-name="Standard">
      <style:text-properties fo:font-weight="bold" style:font-weight-asian="bold"/>
    </style:style>
    <style:style style:name="P5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3" style:family="paragraph" style:parent-style-name="Standard">
      <style:text-properties officeooo:rsid="000ea174"/>
    </style:style>
    <style:style style:name="P54" style:family="paragraph" style:parent-style-name="Standard">
      <style:text-properties officeooo:rsid="00206a77" officeooo:paragraph-rsid="00206a77"/>
    </style:style>
    <style:style style:name="P55" style:family="paragraph" style:parent-style-name="Standard">
      <style:text-properties officeooo:rsid="0021aec4" officeooo:paragraph-rsid="0045102d"/>
    </style:style>
    <style:style style:name="P56" style:family="paragraph" style:parent-style-name="Standard">
      <style:text-properties officeooo:rsid="0023840f" officeooo:paragraph-rsid="0023840f"/>
    </style:style>
    <style:style style:name="P57" style:family="paragraph" style:parent-style-name="Standard">
      <style:text-properties officeooo:paragraph-rsid="0026c9b7"/>
    </style:style>
    <style:style style:name="P58" style:family="paragraph" style:parent-style-name="Standard">
      <style:text-properties officeooo:rsid="0026c9b7" officeooo:paragraph-rsid="0026c9b7"/>
    </style:style>
    <style:style style:name="P59" style:family="paragraph" style:parent-style-name="Standard">
      <style:text-properties fo:font-size="8pt" style:font-size-asian="8pt" style:font-size-complex="8pt"/>
    </style:style>
    <style:style style:name="P60" style:family="paragraph" style:parent-style-name="Standard">
      <style:text-properties officeooo:rsid="002b16af" officeooo:paragraph-rsid="002b16af"/>
    </style:style>
    <style:style style:name="P61" style:family="paragraph" style:parent-style-name="Standard">
      <style:text-properties officeooo:rsid="002e5f7e" officeooo:paragraph-rsid="002e5f7e"/>
    </style:style>
    <style:style style:name="P62" style:family="paragraph" style:parent-style-name="Standard">
      <style:text-properties officeooo:rsid="0031d5d7" officeooo:paragraph-rsid="0031d5d7"/>
    </style:style>
    <style:style style:name="P63" style:family="paragraph" style:parent-style-name="Standard">
      <style:text-properties officeooo:rsid="0031ec89" officeooo:paragraph-rsid="0031ec89"/>
    </style:style>
    <style:style style:name="P64" style:family="paragraph" style:parent-style-name="Standard">
      <style:text-properties officeooo:rsid="0035431c" officeooo:paragraph-rsid="0035431c"/>
    </style:style>
    <style:style style:name="P65" style:family="paragraph" style:parent-style-name="Standard">
      <style:text-properties officeooo:rsid="0038f69d" officeooo:paragraph-rsid="0038f69d"/>
    </style:style>
    <style:style style:name="P66" style:family="paragraph" style:parent-style-name="Standard">
      <style:text-properties officeooo:rsid="003b3cf6" officeooo:paragraph-rsid="003b3cf6"/>
    </style:style>
    <style:style style:name="P67" style:family="paragraph" style:parent-style-name="Standard">
      <style:text-properties officeooo:rsid="003cc776" officeooo:paragraph-rsid="003cc776"/>
    </style:style>
    <style:style style:name="P68" style:family="paragraph" style:parent-style-name="Standard">
      <style:text-properties officeooo:rsid="0043c104" officeooo:paragraph-rsid="0043c104"/>
    </style:style>
    <style:style style:name="P69" style:family="paragraph" style:parent-style-name="Standard">
      <style:text-properties officeooo:rsid="0045102d" officeooo:paragraph-rsid="0045102d"/>
    </style:style>
    <style:style style:name="P70" style:family="paragraph" style:parent-style-name="Standard">
      <style:text-properties officeooo:rsid="0043c104" officeooo:paragraph-rsid="004ebbec"/>
    </style:style>
    <style:style style:name="P71" style:family="paragraph" style:parent-style-name="Standard">
      <style:text-properties officeooo:rsid="004ebbec" officeooo:paragraph-rsid="004ebbec"/>
    </style:style>
    <style:style style:name="P72" style:family="paragraph" style:parent-style-name="Standard">
      <style:text-properties officeooo:rsid="002b16af" officeooo:paragraph-rsid="002b16af"/>
    </style:style>
    <style:style style:name="P73" style:family="paragraph" style:parent-style-name="Standard">
      <style:text-properties officeooo:rsid="0031d5d7" officeooo:paragraph-rsid="0031d5d7"/>
    </style:style>
    <style:style style:name="P74" style:family="paragraph" style:parent-style-name="Standard">
      <style:text-properties officeooo:rsid="0031ec89" officeooo:paragraph-rsid="0031ec89"/>
    </style:style>
    <style:style style:name="P75" style:family="paragraph" style:parent-style-name="Standard">
      <style:text-properties officeooo:rsid="002e5f7e" officeooo:paragraph-rsid="002e5f7e"/>
    </style:style>
    <style:style style:name="P76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77" style:family="paragraph" style:parent-style-name="Standard" style:list-style-name="WWNum1">
      <style:paragraph-properties fo:margin-left="0.5in" fo:margin-right="0in" fo:margin-top="0in" fo:margin-bottom="0.0972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78" style:family="paragraph" style:parent-style-name="Standard" style:list-style-name="WWNum3">
      <style:paragraph-properties fo:margin-left="0.5in" fo:margin-right="0in" fo:margin-top="0in" fo:margin-bottom="0.0972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79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paragraph-rsid="0007e79f"/>
    </style:style>
    <style:style style:name="P80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paragraph-rsid="00087822"/>
    </style:style>
    <style:style style:name="P81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fo:font-style="italic" officeooo:rsid="0007e79f" officeooo:paragraph-rsid="0007e79f" style:font-style-asian="italic" style:font-style-complex="italic"/>
    </style:style>
    <style:style style:name="P82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rsid="0007e79f" officeooo:paragraph-rsid="0007e79f"/>
    </style:style>
    <style:style style:name="P83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rsid="00087822" officeooo:paragraph-rsid="00087822"/>
    </style:style>
    <style:style style:name="P84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rsid="0009eb25" officeooo:paragraph-rsid="0009eb25"/>
    </style:style>
    <style:style style:name="P85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rsid="0009eb25" officeooo:paragraph-rsid="000ac71b"/>
    </style:style>
    <style:style style:name="P86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rsid="000ac71b" officeooo:paragraph-rsid="000ac71b"/>
    </style:style>
    <style:style style:name="P87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rsid="000ac71b" officeooo:paragraph-rsid="000cbca3"/>
    </style:style>
    <style:style style:name="P88" style:family="paragraph" style:parent-style-name="Standard" style:list-style-name="L2">
      <style:paragraph-properties fo:margin-top="0in" fo:margin-bottom="0.0972in" loext:contextual-spacing="false" fo:line-height="120%" fo:text-align="start" style:justify-single-word="false"/>
      <style:text-properties officeooo:rsid="000cbca3" officeooo:paragraph-rsid="000cbca3"/>
    </style:style>
    <style:style style:name="P89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officeooo:rsid="004bbb77" officeooo:paragraph-rsid="004bbb77"/>
    </style:style>
    <style:style style:name="P90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officeooo:rsid="004bbb77" officeooo:paragraph-rsid="004bbb77"/>
    </style:style>
    <style:style style:name="P9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dacc9" officeooo:paragraph-rsid="004dacc9" style:font-name-asian="Liberation Serif1" style:font-size-asian="12pt" style:font-style-asian="normal" style:font-weight-asian="normal" style:font-name-complex="Liberation Serif1" style:font-size-complex="12pt"/>
    </style:style>
    <style:style style:name="P9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ebbec" officeooo:paragraph-rsid="004ebbec" style:font-name-asian="Liberation Serif1" style:font-size-asian="12pt" style:font-style-asian="normal" style:font-weight-asian="normal" style:font-name-complex="Liberation Serif1" style:font-size-complex="12pt"/>
    </style:style>
    <style:style style:name="P9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4dacc9" officeooo:paragraph-rsid="004dacc9"/>
    </style:style>
    <style:style style:name="P9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4ebbec" officeooo:paragraph-rsid="004ebbec"/>
    </style:style>
    <style:style style:name="P9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0e0f74"/>
    </style:style>
    <style:style style:name="P9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35b126" officeooo:paragraph-rsid="004ebbec"/>
    </style:style>
    <style:style style:name="P97" style:family="paragraph" style:parent-style-name="Heading_20_1" style:list-style-name="WWNum2">
      <style:paragraph-properties fo:margin-left="0in" fo:margin-right="0in" fo:text-indent="0in" style:auto-text-indent="false"/>
    </style:style>
    <style:style style:name="P98" style:family="paragraph" style:parent-style-name="Heading_20_2" style:list-style-name="WWNum2">
      <style:paragraph-properties fo:margin-left="0in" fo:margin-right="0in" fo:text-indent="0in" style:auto-text-indent="false"/>
    </style:style>
    <style:style style:name="P99" style:family="paragraph" style:parent-style-name="Title" style:master-page-name="Standard">
      <style:paragraph-properties fo:margin-top="0.1665in" fo:margin-bottom="0.0835in" loext:contextual-spacing="false" fo:line-height="100%" fo:text-align="center" style:justify-single-word="false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0d76df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style:font-size-asian="12pt" style:font-style-asian="normal" style:font-size-complex="12pt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07e79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7e79f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087822"/>
    </style:style>
    <style:style style:name="T11" style:family="text">
      <style:text-properties officeooo:rsid="000ac71b"/>
    </style:style>
    <style:style style:name="T12" style:family="text">
      <style:text-properties officeooo:rsid="000d76df"/>
    </style:style>
    <style:style style:name="T13" style:family="text">
      <style:text-properties officeooo:rsid="000e0f74"/>
    </style:style>
    <style:style style:name="T14" style:family="text">
      <style:text-properties officeooo:rsid="000ea174"/>
    </style:style>
    <style:style style:name="T15" style:family="text">
      <style:text-properties officeooo:rsid="000fada2"/>
    </style:style>
    <style:style style:name="T16" style:family="text">
      <style:text-properties officeooo:rsid="0015feeb"/>
    </style:style>
    <style:style style:name="T17" style:family="text">
      <style:text-properties officeooo:rsid="001cbd10"/>
    </style:style>
    <style:style style:name="T18" style:family="text">
      <style:text-properties officeooo:rsid="0023840f"/>
    </style:style>
    <style:style style:name="T19" style:family="text">
      <style:text-properties officeooo:rsid="00259d69"/>
    </style:style>
    <style:style style:name="T20" style:family="text">
      <style:text-properties officeooo:rsid="0026c9b7"/>
    </style:style>
    <style:style style:name="T21" style:family="text">
      <style:text-properties officeooo:rsid="002743cd"/>
    </style:style>
    <style:style style:name="T22" style:family="text">
      <style:text-properties officeooo:rsid="002bc2ba"/>
    </style:style>
    <style:style style:name="T23" style:family="text">
      <style:text-properties officeooo:rsid="0030a1a0"/>
    </style:style>
    <style:style style:name="T24" style:family="text">
      <style:text-properties officeooo:rsid="00337ebd"/>
    </style:style>
    <style:style style:name="T25" style:family="text">
      <style:text-properties officeooo:rsid="0035b126"/>
    </style:style>
    <style:style style:name="T26" style:family="text">
      <style:text-properties officeooo:rsid="003cc776"/>
    </style:style>
    <style:style style:name="T27" style:family="text">
      <style:text-properties officeooo:rsid="003e18ff"/>
    </style:style>
    <style:style style:name="T28" style:family="text">
      <style:text-properties officeooo:rsid="0043c104"/>
    </style:style>
    <style:style style:name="T29" style:family="text">
      <style:text-properties officeooo:rsid="0047f37d"/>
    </style:style>
    <style:style style:name="T30" style:family="text">
      <style:text-properties officeooo:rsid="004bbb77"/>
    </style:style>
    <style:style style:name="T31" style:family="text">
      <style:text-properties officeooo:rsid="004dacc9"/>
    </style:style>
    <style:style style:name="T32" style:family="text">
      <style:text-properties officeooo:rsid="004ebbe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Repair Speed-App</text:p>
      <text:p text:style-name="P50"/>
      <text:p text:style-name="P50">User Requirements Specification Document </text:p>
      <text:p text:style-name="P4">DIBRIS – Università di Genova. Scuola Politecnica, Corso di Ingegneria del Software 80154</text:p>
      <text:p text:style-name="P4"/>
      <text:p text:style-name="P4"/>
      <text:p text:style-name="P4"/>
      <text:p text:style-name="P4"/>
      <text:p text:style-name="P7">DATA <text:s text:c="7"/>: <text:span text:style-name="T14">03</text:span>/0<text:span text:style-name="T14">4</text:span>/2019</text:p>
      <text:p text:style-name="P1"><text:span text:style-name="T3">VERSION :</text:span><text:span text:style-name="T5"> 1.0</text:span></text:p>
      <text:p text:style-name="P4"/>
      <text:p text:style-name="P4"/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<text:s text:c="2"/>Autori <text:s text:c="3"/></text:p>
      <text:p text:style-name="P3"/>
      <text:p text:style-name="P6"/>
      <text:p text:style-name="P7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Versione</text:p>
          </table:table-cell>
          <table:table-cell table:style-name="Table1.A1" office:value-type="string">
            <text:p text:style-name="P18">Data</text:p>
          </table:table-cell>
          <table:table-cell table:style-name="Table1.A1" office:value-type="string">
            <text:p text:style-name="P18">Autori</text:p>
          </table:table-cell>
          <table:table-cell table:style-name="Table1.D1" office:value-type="string">
            <text:p text:style-name="P18">Note</text:p>
          </table:table-cell>
        </table:table-row>
        <table:table-row table:style-name="Table1.1">
          <table:table-cell table:style-name="Table1.A1" office:value-type="string">
            <text:p text:style-name="P18">1.0</text:p>
          </table:table-cell>
          <table:table-cell table:style-name="Table1.A1" office:value-type="string">
            <text:p text:style-name="P14"><text:span text:style-name="T14">03</text:span>/0<text:span text:style-name="T14">4</text:span>/2019<text:span text:style-name="T1"> </text:span></text:p>
          </table:table-cell>
          <table:table-cell table:style-name="Table1.A1" office:value-type="string">
            <text:p text:style-name="P33">MN</text:p>
          </table:table-cell>
          <table:table-cell table:style-name="Table1.D1" office:value-type="string">
            <text:p text:style-name="P14">Prima versione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D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D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D1" office:value-type="string">
            <text:p text:style-name="P18"/>
          </table:table-cell>
        </table:table-row>
      </table:table>
      <text:p text:style-name="P7"/>
      <text:p text:style-name="P7"/>
      <text:p text:style-name="P43"><text:soft-page-break/>Indice dei Contenuti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0"><text:a xlink:type="simple" xlink:href="#_gjdgxs" text:style-name="Index_20_Link" text:visited-style-name="Index_20_Link"><text:span text:style-name="T3">Introduzione</text:span></text:a><text:span text:style-name="T3"><text:tab/>3</text:span></text:p>
          <text:p text:style-name="P44"><text:a xlink:type="simple" xlink:href="#_30j0zll" text:style-name="Index_20_Link" text:visited-style-name="Index_20_Link"><text:span text:style-name="T1">Scopo del Documento</text:span></text:a><text:span text:style-name="T1"><text:tab/>3</text:span></text:p>
          <text:p text:style-name="P44"><text:a xlink:type="simple" xlink:href="#_neq0bfr7vgo7" text:style-name="Index_20_Link" text:visited-style-name="Index_20_Link"><text:span text:style-name="T4">Overview del documento</text:span></text:a><text:span text:style-name="T3"><text:tab/>3</text:span></text:p>
          <text:p text:style-name="P44"><text:a xlink:type="simple" xlink:href="#_1fob9te" text:style-name="Index_20_Link" text:visited-style-name="Index_20_Link"><text:span text:style-name="T1">Definizioni e Acronimi</text:span></text:a><text:span text:style-name="T1"><text:tab/>3</text:span></text:p>
          <text:p text:style-name="P44"><text:a xlink:type="simple" xlink:href="#_3znysh7" text:style-name="Index_20_Link" text:visited-style-name="Index_20_Link"><text:span text:style-name="T1">Bibliografia</text:span></text:a><text:span text:style-name="T1"><text:tab/>3</text:span></text:p>
          <text:p text:style-name="P41"><text:a xlink:type="simple" xlink:href="#_tyjcwt" text:style-name="Index_20_Link" text:visited-style-name="Index_20_Link"><text:span text:style-name="T3">Descrizione Generale del Sistema</text:span></text:a><text:span text:style-name="T3"><text:tab/>4</text:span></text:p>
          <text:p text:style-name="P44"><text:a xlink:type="simple" xlink:href="#_3dy6vkm" text:style-name="Index_20_Link" text:visited-style-name="Index_20_Link"><text:span text:style-name="T1">Contesto</text:span></text:a><text:span text:style-name="T1"><text:tab/>4</text:span></text:p>
          <text:p text:style-name="P44"><text:a xlink:type="simple" xlink:href="#_wwcp9u7vmm77" text:style-name="Index_20_Link" text:visited-style-name="Index_20_Link"><text:span text:style-name="T4">Motivazioni</text:span></text:a><text:span text:style-name="T3"><text:tab/>4</text:span></text:p>
          <text:p text:style-name="P44"><text:a xlink:type="simple" xlink:href="#_1t3h5sf" text:style-name="Index_20_Link" text:visited-style-name="Index_20_Link"><text:span text:style-name="T1">Obiettivo del progetto</text:span></text:a><text:span text:style-name="T1"><text:tab/>4</text:span></text:p>
          <text:p text:style-name="P44"><text:a xlink:type="simple" xlink:href="#_4d34og8" text:style-name="Index_20_Link" text:visited-style-name="Index_20_Link"><text:span text:style-name="T1">Stakeholders</text:span></text:a><text:span text:style-name="T1"><text:tab/>4</text:span></text:p>
          <text:p text:style-name="P42"><text:a xlink:type="simple" xlink:href="#_2s8eyo1" text:style-name="Index_20_Link" text:visited-style-name="Index_20_Link"><text:span text:style-name="T3">User Requirement</text:span></text:a><text:span text:style-name="T3"><text:tab/>5</text:span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/>
      <text:list xml:id="list1377619315" text:style-name="WWNum2">
        <text:list-item>
          <text:p text:style-name="P97"><text:bookmark text:name="_gjdgxs"/><text:soft-page-break/>Introduzione</text:p>
          <text:list>
            <text:list-item>
              <text:p text:style-name="P98"><text:bookmark text:name="_30j0zll"/>Scopo del Documento</text:p>
            </text:list-item>
          </text:list>
        </text:list-item>
      </text:list>
      <text:p text:style-name="P1">Nel documento si cerca di analizzare la problematica del cliente, successivamente vengono<text:span text:style-name="T1"> descritt</text:span>e le caratteristiche dell’applicativo che permettano di risolvere le suddette problematiche.<text:span text:style-name="T1"> </text:span>Il <text:span text:style-name="T1">documento è s</text:span>tato pensato per assicurare che le componenti richieste dal committente siano presenti.</text:p>
      <text:list xml:id="list231901487184171" text:continue-numbering="true" text:style-name="WWNum2">
        <text:list-item>
          <text:list>
            <text:list-item>
              <text:p text:style-name="P98"><text:bookmark text:name="_neq0bfr7vgo7"/>Overview del documento</text:p>
            </text:list-item>
          </text:list>
        </text:list-item>
      </text:list>
      <text:p text:style-name="P1"><text:span text:style-name="T1">Il documento è organizzato come segue:</text:span> </text:p>
      <text:list xml:id="list3655293453" text:style-name="WWNum1">
        <text:list-item>
          <text:p text:style-name="P76">Introduzione al progetto</text:p>
        </text:list-item>
        <text:list-item>
          <text:p text:style-name="P76">Panoramica degli stakeholders</text:p>
        </text:list-item>
        <text:list-item>
          <text:p text:style-name="P77">Funzionalità del sistema</text:p>
        </text:list-item>
      </text:list>
      <text:list xml:id="list231901281018138" text:continue-list="list231901487184171" text:style-name="WWNum2">
        <text:list-item>
          <text:list>
            <text:list-item>
              <text:p text:style-name="P98"><text:bookmark text:name="_1fob9te"/>Definizioni e Acronimi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Acronimo-Nome</text:p>
          </table:table-cell>
          <table:table-cell table:style-name="Table2.B1" office:value-type="string">
            <text:p text:style-name="P24">Definizione</text:p>
          </table:table-cell>
        </table:table-row>
        <table:table-row table:style-name="Table2.1">
          <table:table-cell table:style-name="Table2.A1" office:value-type="string">
            <text:p text:style-name="P18">SE</text:p>
          </table:table-cell>
          <table:table-cell table:style-name="Table2.B1" office:value-type="string">
            <text:p text:style-name="P18">Software Engineering</text:p>
          </table:table-cell>
        </table:table-row>
        <table:table-row table:style-name="Table2.1">
          <table:table-cell table:style-name="Table2.A1" office:value-type="string">
            <text:p text:style-name="P18">MN</text:p>
          </table:table-cell>
          <table:table-cell table:style-name="Table2.B1" office:value-type="string">
            <text:p text:style-name="P18">Massimo Narizzano</text:p>
          </table:table-cell>
        </table:table-row>
        <table:table-row table:style-name="Table2.1">
          <table:table-cell table:style-name="Table2.A1" office:value-type="string">
            <text:p text:style-name="P20">CRUD</text:p>
          </table:table-cell>
          <table:table-cell table:style-name="Table2.B1" office:value-type="string">
            <text:p text:style-name="P20">Create, Read, Update, Delete</text:p>
          </table:table-cell>
        </table:table-row>
        <table:table-row table:style-name="Table2.5">
          <table:table-cell table:style-name="Table2.A5" office:value-type="string">
            <text:p text:style-name="P22">RI</text:p>
          </table:table-cell>
          <table:table-cell table:style-name="Table2.B5" office:value-type="string">
            <text:p text:style-name="P22">Richiesta d’Intervento</text:p>
          </table:table-cell>
        </table:table-row>
        <table:table-row table:style-name="Table2.5">
          <table:table-cell table:style-name="Table2.A5" office:value-type="string">
            <text:p text:style-name="P23">RFL</text:p>
          </table:table-cell>
          <table:table-cell table:style-name="Table2.B5" office:value-type="string">
            <text:p text:style-name="P23">Rapporto Fine Lavoro</text:p>
          </table:table-cell>
        </table:table-row>
      </table:table>
      <text:p text:style-name="P4"/>
      <text:list xml:id="list231901087447242" text:continue-numbering="true" text:style-name="WWNum2">
        <text:list-item>
          <text:list>
            <text:list-item>
              <text:p text:style-name="P98"><text:bookmark text:name="_3znysh7"/>Bibliografia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><text:bookmark text:name="_2et92p0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231900737819426" text:continue-numbering="true" text:style-name="WWNum2">
        <text:list-item>
          <text:p text:style-name="P97"><text:bookmark text:name="_tyjcwt"/>Descrizione Generale del Sistema</text:p>
        </text:list-item>
      </text:list>
      <text:p text:style-name="Standard"/>
      <text:p text:style-name="P1">In questo progetto si vuole sviluppare un gestionale completo per l’assistenza tecnica. A partire dalla ricezione degli ordini, l’assegnazione di un artigiano al lavoro, ed emissione della fattura al cliente. </text:p>
      <text:list xml:id="list231902198445298" text:continue-numbering="true" text:style-name="WWNum2">
        <text:list-item>
          <text:list>
            <text:list-item>
              <text:p text:style-name="P98"><text:bookmark text:name="_3dy6vkm"/>Contesto </text:p>
            </text:list-item>
          </text:list>
        </text:list-item>
      </text:list>
      <text:p text:style-name="P2">Una piccola ditta esegue interventi di riparazione per la casa: <text:s/>piccoli interventi di manutenzione elettrica,piccoli interventi di idraulica e carpenteria (riparazione di mobili, pareti in legno/cartongesso). <text:s/>Ha diversi dipendenti: <text:s/>Una segretaria, un amministrativo, circa 30 artigiani suddivisi in idraulici, elettricisti e carpentieri. <text:s/>Il flusso di lavoro <text:span text:style-name="T6">attuale </text:span>della ditta <text:span text:style-name="T6">è</text:span> il seguente: <text:s/></text:p>
      <text:list xml:id="list1309849336" text:style-name="L1">
        <text:list-item>
          <text:p text:style-name="P79">Un cliente chiama la segretaria e spiega il problema. La segretaria innanzitutto apre una nuova richiesta di intervento (un foglio prestampato), registra i dati del cliente, parlando con il cliente individua il problema, e sceglie il tipo di artigiano che si pu<text:span text:style-name="T6">ò</text:span> occupare del problema, <text:span text:style-name="T6">e redige un preventivo di massima secondo un prezziario. </text:span></text:p>
          <text:list>
            <text:list-item>
              <text:p text:style-name="P79"><text:span text:style-name="T8">Se il cliente accetta</text:span><text:span text:style-name="T6">, concorda la prima data disponibile e la registra sulla richiesta.</text:span> Chiusa la telefonata <text:span text:style-name="T6">metta la richiesta nella </text:span><text:span text:style-name="T8">pila degli </text:span><text:span text:style-name="T7">intervent</text:span><text:span text:style-name="T8">i</text:span><text:span text:style-name="T7"> da effettuare</text:span>.</text:p>
            </text:list-item>
            <text:list-item>
              <text:p text:style-name="P81">Se il cliente non accetta, <text:span text:style-name="T9">chiude la telefonata e metta la richiesta nella </text:span>pila dei preventivi non accettati<text:span text:style-name="T9">.</text:span></text:p>
            </text:list-item>
            <text:list-item>
              <text:p text:style-name="P81">Se il cliente ci pensa, <text:span text:style-name="T9">chiude la telefonta e mette la richiesta nella pila dei preventivi in fase di valutazione. </text:span></text:p>
            </text:list-item>
          </text:list>
        </text:list-item>
        <text:list-item>
          <text:p text:style-name="P82">Ogni sera (o mattina molto presto) la segretaria leggendo la pila degli interventi da effettuare prepara l’agenda dei vari artigiani che sono in servizio quel giorno.</text:p>
        </text:list-item>
        <text:list-item>
          <text:p text:style-name="P79">L’artigiano ogni mattina <text:span text:style-name="T6">ritira la sua agenda e controlla gli interventi e si reca ad un magazzino per recuperare I pezzi per tutti gli interventi che si suppone servano per riparare I guasti. </text:span></text:p>
        </text:list-item>
        <text:list-item>
          <text:p text:style-name="P82">Infine l’artigiano comincia il giro degli intervento.</text:p>
        </text:list-item>
        <text:list-item>
          <text:p text:style-name="P82">Ad ogni intervento se :</text:p>
          <text:list>
            <text:list-item>
              <text:p text:style-name="P80"><text:span text:style-name="T10">L’intervento può essere fatto e</text:span><text:span text:style-name="T8"> tutti I pezzi </text:span><text:span text:style-name="T6">per effettuare la riparazione sono disponibili, allora la esegue. </text:span>Al termine d<text:span text:style-name="T10">ell’</text:span>intervento <text:s/>compila un r<text:span text:style-name="T6">apporto di fine lavori, dove </text:span>descrive l’intervento, <text:span text:style-name="T10">i pezzi di ricambio usati, e la spesa che il cliente deve affrontare. Il rapporto di fine lavori deve essere firmato dal cliente. </text:span></text:p>
            </text:list-item>
            <text:list-item>
              <text:p text:style-name="P83">L’intervento può essere eseguito, ma non tutti I pezzi sono disponili all’artigiano. Allora l’artigiano contatta telefonicamente il fornitore che fornisce prezzo e disponibilità dei pezzi necessari. Se il cliente accetta il nuovo preventivo allora l’artigiano si reca dal magazzino e torna per finire il lavoro. Se il cliente non accetta, allora viene compilato comunque un rapporto di fine lavoro su cui viene addebitata solo la chiamata.</text:p>
            </text:list-item>
            <text:list-item>
              <text:p text:style-name="P84"><text:soft-page-break/><text:span text:style-name="T10">L’intervento può essere eseguito, ma non tutti I pezzi sono disponili </text:span>ne all’artigiano ne al magazzino. In questo caso il l’artigiano conclude il lavoro compilando la scheda di fine lavoro. Successivamente contatta la segretaria e insieme al cliente e sapendo la data di disponibilità del pezzo si propone una nuova data in cui effettuare l’intervento.</text:p>
            </text:list-item>
          </text:list>
        </text:list-item>
        <text:list-item>
          <text:p text:style-name="P84">L’artigiano deposita a fine turno tutte I rapporti di fine lavoro. </text:p>
        </text:list-item>
        <text:list-item>
          <text:p text:style-name="P84">L’amministrativo prende un rapporto di fine lavoro ed emette fattura che poi spedisce al cliente.</text:p>
        </text:list-item>
        <text:list-item>
          <text:p text:style-name="P84">A questo punto prende la richiesta di intervento, il rapporto di fine lavoro e li mette insieme in una cartellina con in bella vista il nome del cliente e del rapporto, e li inserisce nella pila degli interventi da riscuotere.</text:p>
        </text:list-item>
        <text:list-item>
          <text:p text:style-name="P85">L’amministrativo periodicamente contr<text:span text:style-name="T11">o</text:span>lla la pila degli interventi da riscuotere <text:span text:style-name="T11">per ogni intervento se :</text:span></text:p>
          <text:list>
            <text:list-item>
              <text:p text:style-name="P86">La fattura è stata pagata allora chiude l’intervento e lo sposta nell’archivio degli interventi finiti. </text:p>
            </text:list-item>
            <text:list-item>
              <text:p text:style-name="P87">La fattura non è stata pagata da più di 7/14/21 giorni viene sollecitato telefonicamente. </text:p>
            </text:list-item>
          </text:list>
        </text:list-item>
      </text:list>
      <text:p text:style-name="P49"/>
      <text:list xml:id="list231901186525265" text:continue-list="list231902198445298" text:style-name="WWNum2">
        <text:list-item>
          <text:list>
            <text:list-item>
              <text:p text:style-name="P98"><text:bookmark text:name="_wwcp9u7vmm77"/>Motivazioni</text:p>
            </text:list-item>
          </text:list>
        </text:list-item>
      </text:list>
      <text:p text:style-name="P47">In questo flusso di lavoro si riscontrano diversi problemi:</text:p>
      <text:list xml:id="list3413546047" text:style-name="L2">
        <text:list-item>
          <text:p text:style-name="P88">Il carico di lavoro per la segretaria è troppo alto: Per ogni giornata (considerando 8 ore di lavoro e circa 20 minuti per ogni preventivo) la segretaria riesce a registrare al massimo 16 richieste d’intervento se tutte vanno a buon fine. <text:span text:style-name="T12">Senza considerare che la segretaria ha anche altri compiti come ad esempio la gestione delle agende. </text:span>Questo significa che se un cliente chiama e trova sempre occupato probabilmente <text:span text:style-name="T16">verrà</text:span> perso. </text:p>
        </text:list-item>
        <text:list-item>
          <text:p text:style-name="P88">Le agende d<text:span text:style-name="T12">egli artigiani sono poco flessibili: Se un artigiano ha bisogno di più tempo per eseguire un intervento potrebbero saltare degli appuntamenti e scontentare I clienti. Oppure se un cliente disdice un appuntamento troppo tardi un artigiano potrebbe trovarsi sottocarico. </text:span></text:p>
        </text:list-item>
      </text:list>
      <text:p text:style-name="P48"/>
      <text:list xml:id="list231902331598751" text:continue-list="list231901186525265" text:style-name="WWNum2">
        <text:list-item>
          <text:list>
            <text:list-item>
              <text:p text:style-name="P98"><text:bookmark text:name="_1t3h5sf"/>Obiettivo del progetto</text:p>
            </text:list-item>
          </text:list>
        </text:list-item>
      </text:list>
      <text:p text:style-name="P89">Costruire un’applicazione che:</text:p>
      <text:p text:style-name="P90">1) Gestisca le richieste d’intervento da parte del cliente</text:p>
      <text:p text:style-name="P90">2) Gestica l’agenda degli artigiani</text:p>
      <text:p text:style-name="P90">3) Gestisca la fatturazione degli interventi per l’amministrazione</text:p>
      <text:p text:style-name="P90">Per questo motivo viene proposto un nuovo modello di lavoro. <text:s/>La giornata è divisa in slot da due ore per cui un artigiano esegue <text:span text:style-name="T31">al massimo 4 interventi al giorno. I</text:span>l cliente manda una richiesta <text:soft-page-break/>d’intervento e può scegliere la data a lui più congegniale tra qu<text:span text:style-name="T31">elle disponibili. Ogni mattina l’agenda dell’artigiano viene costruita on the fly.</text:span></text:p>
      <text:p text:style-name="P11">Assumiamo che gli artigiani si forniscano da magazzini di terze parti con cui la ditta ha un conto sempre aperto(significa che non devono pagare I pezzi ma ci pensa poi la ditta alla fine di ogni mese). <text:s/><text:span text:style-name="T30">Inoltre che ogni artigiano la mattina giri con un furgone con alcuni pezzi di ricambio. Quelli che non ha li compra durante l’intervento.</text:span></text:p>
      <text:list xml:id="list231902396262667" text:continue-numbering="true" text:style-name="WWNum2">
        <text:list-item>
          <text:list>
            <text:list-item>
              <text:p text:style-name="P98"><text:bookmark text:name="_4d34og8"/>Stakeholders</text:p>
            </text:list-item>
          </text:list>
        </text:list-item>
      </text:list>
      <text:list xml:id="list2909598692" text:style-name="WWNum3">
        <text:list-item>
          <text:p text:style-name="P78">Amministrativo è un utente del sistema, è interessato nella parte dei pagamenti ai dipendenti e nella gestione delle fatture.</text:p>
        </text:list-item>
        <text:list-item>
          <text:p text:style-name="P78">Artigiano si occupa dell’esecuzione dell’intervento, della registrazione delle spese e della descrizione dell’intervento. <text:span text:style-name="T30">Prende in carico una richiesta d’intervento</text:span> </text:p>
        </text:list-item>
        <text:list-item>
          <text:p text:style-name="P78">Cliente è l’utilizzatore finale del servizio. Necessario massimizzare il suo grado di soddisfazione</text:p>
        </text:list-item>
      </text:list>
      <text:list xml:id="list231902247821819" text:continue-list="list231902396262667" text:style-name="WWNum2">
        <text:list-item>
          <text:p text:style-name="P97"><text:bookmark text:name="_2s8eyo1"/>User Requirement</text:p>
        </text:list-item>
      </text:list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8">PRIORITA’</text:p>
          </table:table-cell>
          <table:table-cell table:style-name="Table3.B1" office:value-type="string">
            <text:p text:style-name="P10">SIGNIFICATO</text:p>
          </table:table-cell>
        </table:table-row>
        <table:table-row table:style-name="Table3.1">
          <table:table-cell table:style-name="Table3.A1" office:value-type="string">
            <text:p text:style-name="P28">M</text:p>
          </table:table-cell>
          <table:table-cell table:style-name="Table3.B1" office:value-type="string">
            <text:p text:style-name="P9">Mandatory. Requisito Obbligatorio.</text:p>
          </table:table-cell>
        </table:table-row>
        <table:table-row table:style-name="Table3.1">
          <table:table-cell table:style-name="Table3.A1" office:value-type="string">
            <text:p text:style-name="P28">D</text:p>
          </table:table-cell>
          <table:table-cell table:style-name="Table3.B1" office:value-type="string">
            <text:p text:style-name="P59">Desiderable. Requisito che dovrebbe essere inserito nel sistema, a meno che il costo per implementarla non sia troppo alto.</text:p>
          </table:table-cell>
        </table:table-row>
        <table:table-row table:style-name="Table3.1">
          <table:table-cell table:style-name="Table3.A1" office:value-type="string">
            <text:p text:style-name="P28">O</text:p>
          </table:table-cell>
          <table:table-cell table:style-name="Table3.B1" office:value-type="string">
            <text:p text:style-name="P59">Optional. Una funzionalità marcata con O può essere inserita nel sistema, a discrezione del manager del progetto. Ad esempio se il tempo di sviluppo è minore di quello previsto oppure se il costo per implementarla non è troppo alto.</text:p>
          </table:table-cell>
        </table:table-row>
        <table:table-row table:style-name="Table3.1">
          <table:table-cell table:style-name="Table3.A1" office:value-type="string">
            <text:p text:style-name="P28">E</text:p>
          </table:table-cell>
          <table:table-cell table:style-name="Table3.B1" office:value-type="string">
            <text:p text:style-name="P9">future Enhancement. Questo requisito viene lasciato per la prossima release.</text:p>
          </table:table-cell>
        </table:table-row>
      </table:table>
      <text:p text:style-name="P9"/>
      <text:p text:style-name="P4"/>
      <text:p text:style-name="P4"><text:s text:c="5"/></text:p>
      <text:p text:style-name="Heading_20_2">Modulo 1 – Generale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7">ID</text:p>
          </table:table-cell>
          <table:table-cell table:style-name="Table8.A1" office:value-type="string">
            <text:p text:style-name="P25">DESCRIZIONE</text:p>
          </table:table-cell>
          <table:table-cell table:style-name="Table8.C1" office:value-type="string">
            <text:p text:style-name="P25">PRIORITA’</text:p>
          </table:table-cell>
        </table:table-row>
        <table:table-row table:style-name="Table8.1">
          <table:table-cell table:style-name="Table8.A1" office:value-type="string">
            <text:p text:style-name="P19"><text:span text:style-name="T12">1</text:span>.1</text:p>
          </table:table-cell>
          <table:table-cell table:style-name="Table8.A1" office:value-type="string">
            <text:p text:style-name="P37">Assegnare ad ogni richiesta d’intervento un identificativo univoco.</text:p>
          </table:table-cell>
          <table:table-cell table:style-name="Table8.C1" office:value-type="string">
            <text:p text:style-name="P21">M</text:p>
          </table:table-cell>
        </table:table-row>
        <table:table-row table:style-name="Table8.1">
          <table:table-cell table:style-name="Table8.A3" office:value-type="string">
            <text:p text:style-name="P19"><text:span text:style-name="T12">1.</text:span>2</text:p>
          </table:table-cell>
          <table:table-cell table:style-name="Table8.A3" office:value-type="string">
            <text:p text:style-name="P29">Ricerca di un cliente </text:p>
          </table:table-cell>
          <table:table-cell table:style-name="Table8.C3" office:value-type="string">
            <text:p text:style-name="P92">D</text:p>
          </table:table-cell>
        </table:table-row>
        <table:table-row table:style-name="Table8.1">
          <table:table-cell table:style-name="Table8.A1" office:value-type="string">
            <text:p text:style-name="P15"><text:span text:style-name="T2">1</text:span><text:span text:style-name="T1">.</text:span>3</text:p>
          </table:table-cell>
          <table:table-cell table:style-name="Table8.A1" office:value-type="string">
            <text:p text:style-name="P31">Ricerca richiesta d’intervento</text:p>
          </table:table-cell>
          <table:table-cell table:style-name="Table8.C1" office:value-type="string">
            <text:p text:style-name="P38">M</text:p>
          </table:table-cell>
        </table:table-row>
        <table:table-row table:style-name="Table8.1">
          <table:table-cell table:style-name="Table8.A1" office:value-type="string">
            <text:p text:style-name="P15"><text:span text:style-name="T2">1</text:span><text:span text:style-name="T1">.</text:span>4</text:p>
          </table:table-cell>
          <table:table-cell table:style-name="Table8.A1" office:value-type="string">
            <text:p text:style-name="P56">Ricerca automatica delle fatture non pagate</text:p>
          </table:table-cell>
          <table:table-cell table:style-name="Table8.C1" office:value-type="string">
            <text:p text:style-name="P94">D</text:p>
          </table:table-cell>
        </table:table-row>
        <table:table-row table:style-name="Table8.1">
          <table:table-cell table:style-name="Table8.A1" office:value-type="string">
            <text:p text:style-name="P15"><text:span text:style-name="T12">1</text:span>.5</text:p>
          </table:table-cell>
          <table:table-cell table:style-name="Table8.A1" office:value-type="string">
            <text:p text:style-name="P56"><text:span text:style-name="T22">Gestione di </text:span>una lista di interventi da effettuare per ogni giornata</text:p>
          </table:table-cell>
          <table:table-cell table:style-name="Table8.C1" office:value-type="string">
            <text:p text:style-name="P38">M</text:p>
          </table:table-cell>
        </table:table-row>
        <table:table-row table:style-name="Table8.1">
          <table:table-cell table:style-name="Table8.A1" office:value-type="string">
            <text:p text:style-name="P31">1.6</text:p>
          </table:table-cell>
          <table:table-cell table:style-name="Table8.A1" office:value-type="string">
            <text:p text:style-name="P58">Mantenere uno storico delle richieste d’intervento</text:p>
          </table:table-cell>
          <table:table-cell table:style-name="Table8.C1" office:value-type="string">
            <text:p text:style-name="P94">D</text:p>
          </table:table-cell>
        </table:table-row>
        <table:table-row table:style-name="Table8.1">
          <table:table-cell table:style-name="Table8.A3" office:value-type="string">
            <text:p text:style-name="P94">1.7</text:p>
          </table:table-cell>
          <table:table-cell table:style-name="Table8.A3" office:value-type="string">
            <text:p text:style-name="P70">Gestione utenti</text:p>
          </table:table-cell>
          <table:table-cell table:style-name="Table8.C3" office:value-type="string">
            <text:p text:style-name="P94">D</text:p>
          </table:table-cell>
        </table:table-row>
        <table:table-row table:style-name="Table8.1">
          <table:table-cell table:style-name="Table8.A3" office:value-type="string">
            <text:p text:style-name="P34">1.8</text:p>
          </table:table-cell>
          <table:table-cell table:style-name="Table8.A3" office:value-type="string">
            <text:p text:style-name="P60">Il sistema deve registrare I dati di un nuovo cliente a seguito di una richiesta d’intervento.</text:p>
          </table:table-cell>
          <table:table-cell table:style-name="Table8.C3" office:value-type="string">
            <text:p text:style-name="P38">M</text:p>
          </table:table-cell>
        </table:table-row>
      </table:table>
      <text:p text:style-name="P5"/>
      <text:p text:style-name="Heading_20_2">Modulo <text:span text:style-name="T12">2</text:span> - Amministrativo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>ID</text:p>
          </table:table-cell>
          <table:table-cell table:style-name="Table4.A1" office:value-type="string">
            <text:p text:style-name="P24">DESCRIZIONE</text:p>
          </table:table-cell>
          <table:table-cell table:style-name="Table4.C1" office:value-type="string">
            <text:p text:style-name="P24">PRIORITA’</text:p>
          </table:table-cell>
        </table:table-row>
        <table:table-row table:style-name="Table4.1">
          <table:table-cell table:style-name="Table4.A1" office:value-type="string">
            <text:p text:style-name="P18"><text:span text:style-name="T12">2</text:span>.1</text:p>
          </table:table-cell>
          <table:table-cell table:style-name="Table4.A1" office:value-type="string">
            <text:p text:style-name="P29"><text:span text:style-name="T27">CRUD </text:span>fattura <text:span text:style-name="T18"><text:s/></text:span></text:p>
          </table:table-cell>
          <table:table-cell table:style-name="Table4.C1" office:value-type="string">
            <text:p text:style-name="P91">M</text:p>
          </table:table-cell>
        </table:table-row>
        <table:table-row table:style-name="Table4.1">
          <table:table-cell table:style-name="Table4.A1" office:value-type="string">
            <text:p text:style-name="P18"><text:span text:style-name="T12">2</text:span>.2</text:p>
          </table:table-cell>
          <table:table-cell table:style-name="Table4.A1" office:value-type="string">
            <text:p text:style-name="P14">Spedizione fattur<text:span text:style-name="T24">a</text:span> elettronic<text:span text:style-name="T24">a al cliente.</text:span></text:p>
          </table:table-cell>
          <table:table-cell table:style-name="Table4.C1" office:value-type="string">
            <text:p text:style-name="P93">M</text:p>
          </table:table-cell>
        </table:table-row>
        <text:soft-page-break/>
        <table:table-row table:style-name="Table4.1">
          <table:table-cell table:style-name="Table4.A1" office:value-type="string">
            <text:p text:style-name="P14"><text:span text:style-name="T2">2</text:span><text:span text:style-name="T1">.</text:span>3</text:p>
          </table:table-cell>
          <table:table-cell table:style-name="Table4.A1" office:value-type="string">
            <text:p text:style-name="Standard">Sollecit<text:span text:style-name="T12">o</text:span> <text:span text:style-name="T12">dei </text:span>pagamenti <text:span text:style-name="T12">tramite riinvio della fattura elettronica.</text:span> </text:p>
          </table:table-cell>
          <table:table-cell table:style-name="Table4.C1" office:value-type="string">
            <text:p text:style-name="P93">D</text:p>
          </table:table-cell>
        </table:table-row>
        <table:table-row table:style-name="Table4.1">
          <table:table-cell table:style-name="Table4.A1" office:value-type="string">
            <text:p text:style-name="P14"><text:span text:style-name="T2">2</text:span><text:span text:style-name="T1">.</text:span>4</text:p>
          </table:table-cell>
          <table:table-cell table:style-name="Table4.A1" office:value-type="string">
            <text:p text:style-name="P31">Chiusura di una richiesta d’intervento </text:p>
          </table:table-cell>
          <table:table-cell table:style-name="Table4.C1" office:value-type="string">
            <text:p text:style-name="P93">D</text:p>
          </table:table-cell>
        </table:table-row>
        <table:table-row table:style-name="Table4.1">
          <table:table-cell table:style-name="Table4.A1" office:value-type="string">
            <text:p text:style-name="P14"><text:span text:style-name="T12">2</text:span>.5</text:p>
          </table:table-cell>
          <table:table-cell table:style-name="Table4.A1" office:value-type="string">
            <text:p text:style-name="P64">Sistema di notifiche delle richieste d’intervento non ancora chiuse da più di 7/14/21 giorni.</text:p>
          </table:table-cell>
          <table:table-cell table:style-name="Table4.C1" office:value-type="string">
            <text:p text:style-name="P93">O</text:p>
          </table:table-cell>
        </table:table-row>
      </table:table>
      <text:p text:style-name="P4"/>
      <text:p text:style-name="Heading_20_2">Modulo <text:span text:style-name="T12">3</text:span> - Artigiano 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6">ID</text:p>
          </table:table-cell>
          <table:table-cell table:style-name="Table5.A1" office:value-type="string">
            <text:p text:style-name="P24">DESCRIZIONE</text:p>
          </table:table-cell>
          <table:table-cell table:style-name="Table5.C1" office:value-type="string">
            <text:p text:style-name="P24">PRIORITA’</text:p>
          </table:table-cell>
        </table:table-row>
        <table:table-row table:style-name="Table5.1">
          <table:table-cell table:style-name="Table5.A1" office:value-type="string">
            <text:p text:style-name="P14"><text:span text:style-name="T12">3</text:span>.1</text:p>
          </table:table-cell>
          <table:table-cell table:style-name="Table5.A1" office:value-type="string">
            <text:p text:style-name="P14">Visualizzazione <text:span text:style-name="T13">dell’agenda </text:span></text:p>
          </table:table-cell>
          <table:table-cell table:style-name="Table5.C1" office:value-type="string">
            <text:p text:style-name="P91">M</text:p>
          </table:table-cell>
        </table:table-row>
        <table:table-row table:style-name="Table5.1">
          <table:table-cell table:style-name="Table5.A1" office:value-type="string">
            <text:p text:style-name="P14"><text:span text:style-name="T12">3</text:span>.2</text:p>
          </table:table-cell>
          <table:table-cell table:style-name="Table5.A1" office:value-type="string">
            <text:p text:style-name="P16"><text:span text:style-name="T25">CRUD</text:span> <text:span text:style-name="T25">di un </text:span>report <text:span text:style-name="T13">fine lavoro inserendo il tempo impiegato,</text:span> per risolvere il problema (se il problema è stato risolto)</text:p>
          </table:table-cell>
          <table:table-cell table:style-name="Table5.C1" office:value-type="string">
            <text:p text:style-name="P39">M</text:p>
          </table:table-cell>
        </table:table-row>
        <table:table-row table:style-name="Table5.1">
          <table:table-cell table:style-name="Table5.A1" office:value-type="string">
            <text:p text:style-name="P14"><text:span text:style-name="T12">3</text:span>.3</text:p>
          </table:table-cell>
          <table:table-cell table:style-name="Table5.A1" office:value-type="string">
            <text:p text:style-name="P16"><text:span text:style-name="T25">CRUD</text:span> <text:span text:style-name="T25">di un </text:span>report <text:span text:style-name="T13">fine lavoro inserendo il tempo impiegato,</text:span> per risolvere il problema (se il problema è stato risolto)</text:p>
          </table:table-cell>
          <table:table-cell table:style-name="Table5.C1" office:value-type="string">
            <text:p text:style-name="P39">M</text:p>
          </table:table-cell>
        </table:table-row>
        <table:table-row table:style-name="Table5.1">
          <table:table-cell table:style-name="Table5.A1" office:value-type="string">
            <text:p text:style-name="P14"><text:span text:style-name="T12">3</text:span>.4</text:p>
          </table:table-cell>
          <table:table-cell table:style-name="Table5.A1" office:value-type="string">
            <text:p text:style-name="P96">Invio automatico del report all’amministrazione, una volta avvenuta la compilazione</text:p>
          </table:table-cell>
          <table:table-cell table:style-name="Table5.C1" office:value-type="string">
            <text:p text:style-name="P94">O</text:p>
          </table:table-cell>
        </table:table-row>
        <table:table-row table:style-name="Table5.1">
          <table:table-cell table:style-name="Table5.A1" office:value-type="string">
            <text:p text:style-name="P32">3.5</text:p>
          </table:table-cell>
          <table:table-cell table:style-name="Table5.A1" office:value-type="string">
            <text:p text:style-name="P17">Notifica della presenza a lavoro (tramite gps), in modo che l’azienda possa vedere che effettivamente l’artigiano si trova sul luogo dell’intervento</text:p>
          </table:table-cell>
          <table:table-cell table:style-name="Table5.C1" office:value-type="string">
            <text:p text:style-name="P36">E</text:p>
          </table:table-cell>
        </table:table-row>
      </table:table>
      <text:p text:style-name="P4"/>
      <text:p text:style-name="Heading_20_2">Modulo <text:span text:style-name="T32">4</text:span> - Cliente</text:p>
      <text:p text:style-name="P45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2">ID</text:p>
          </table:table-cell>
          <table:table-cell table:style-name="Table7.A1" office:value-type="string">
            <text:p text:style-name="P51">DESCRIZIONE</text:p>
          </table:table-cell>
          <table:table-cell table:style-name="Table7.C1" office:value-type="string">
            <text:p text:style-name="P51">PRIORITA’</text:p>
          </table:table-cell>
        </table:table-row>
        <table:table-row table:style-name="Table7.1">
          <table:table-cell table:style-name="Table7.A1" office:value-type="string">
            <text:p text:style-name="Standard"><text:span text:style-name="T21">5</text:span>.1</text:p>
          </table:table-cell>
          <table:table-cell table:style-name="Table7.A1" office:value-type="string">
            <text:p text:style-name="P71">Creazione nuova richiesta d’intervento</text:p>
          </table:table-cell>
          <table:table-cell table:style-name="Table7.C1" office:value-type="string">
            <text:p text:style-name="P68">M</text:p>
          </table:table-cell>
        </table:table-row>
        <table:table-row table:style-name="Table7.1">
          <table:table-cell table:style-name="Table7.A1" office:value-type="string">
            <text:p text:style-name="Standard"><text:span text:style-name="T21">5</text:span>.2</text:p>
          </table:table-cell>
          <table:table-cell table:style-name="Table7.A1" office:value-type="string">
            <text:p text:style-name="Standard"><text:span text:style-name="T20">P</text:span>renotare un intervento </text:p>
          </table:table-cell>
          <table:table-cell table:style-name="Table7.C1" office:value-type="string">
            <text:p text:style-name="P68">M</text:p>
          </table:table-cell>
        </table:table-row>
        <table:table-row table:style-name="Table7.1">
          <table:table-cell table:style-name="Table7.A4" office:value-type="string">
            <text:p text:style-name="Standard"><text:span text:style-name="T21">5</text:span>.3</text:p>
          </table:table-cell>
          <table:table-cell table:style-name="Table7.A4" office:value-type="string">
            <text:p text:style-name="P60">Prenotare un intervento con urgenza</text:p>
          </table:table-cell>
          <table:table-cell table:style-name="Table7.C4" office:value-type="string">
            <text:p text:style-name="P71">D</text:p>
          </table:table-cell>
        </table:table-row>
        <table:table-row table:style-name="Table7.1">
          <table:table-cell table:style-name="Table7.A1" office:value-type="string">
            <text:p text:style-name="P58"><text:span text:style-name="T21">5</text:span>.<text:span text:style-name="T21">4</text:span></text:p>
          </table:table-cell>
          <table:table-cell table:style-name="Table7.A1" office:value-type="string">
            <text:p text:style-name="P62">Valutazione di un intervento</text:p>
          </table:table-cell>
          <table:table-cell table:style-name="Table7.C1" office:value-type="string">
            <text:p text:style-name="P71">D</text:p>
          </table:table-cell>
        </table:table-row>
        <table:table-row table:style-name="Table7.1">
          <table:table-cell table:style-name="Table7.A4" office:value-type="string">
            <text:p text:style-name="P60">5.5</text:p>
          </table:table-cell>
          <table:table-cell table:style-name="Table7.A4" office:value-type="string">
            <text:p text:style-name="P63">Possibilità di scelta di uno specifico artigiano</text:p>
          </table:table-cell>
          <table:table-cell table:style-name="Table7.C4" office:value-type="string">
            <text:p text:style-name="P71">D</text:p>
          </table:table-cell>
        </table:table-row>
        <table:table-row table:style-name="Table7.1">
          <table:table-cell table:style-name="Table7.A4" office:value-type="string">
            <text:p text:style-name="P62">5.6</text:p>
          </table:table-cell>
          <table:table-cell table:style-name="Table7.A4" office:value-type="string">
            <text:p text:style-name="P61">Possibilità di disdire un appunt<text:span text:style-name="T23">a</text:span>mento</text:p>
          </table:table-cell>
          <table:table-cell table:style-name="Table7.C4" office:value-type="string">
            <text:p text:style-name="P71">D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05T23:19:00.529200936</dc:date>
    <meta:editing-duration>PT3H59M21S</meta:editing-duration>
    <meta:editing-cycles>53</meta:editing-cycles>
    <meta:document-statistic meta:table-count="7" meta:image-count="0" meta:object-count="0" meta:page-count="7" meta:paragraph-count="185" meta:word-count="1415" meta:character-count="9049" meta:non-whitespace-character-count="7802"/>
  </office:meta>
</office:document-meta>
</file>